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style:font-name-complex="David"/>
    </style:style>
    <style:style style:name="T4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4">90361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3">איקאה ראשל"צ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3">היוזמה 1 ראשל"צ מעיין שורק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3"> <text:s text:c="53"/>09-8928999 <text:s text:c="90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3"> <text:s text:c="4"/>השומר 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3"> <text:s text:c="7"/>בכל אחת מ4 עמדות פיקוד הכבאים <text:s text:c="2"/>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3">קיים </text:span></text:p>
      <text:p text:style-name="P1"><text:span text:style-name="T1">מיקום ברזי כיבוי עיקריים "3</text:span><text:span text:style-name="T3"> <text:s text:c="5"/>מסביב למבנה <text:s text:c="93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שלומי גבאי</text:p>
          </table:table-cell>
          <table:table-cell table:style-name="Table2.A1" office:value-type="string">
            <text:p text:style-name="P14">מנכ"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4924107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אלון זילברברג</text:p>
          </table:table-cell>
          <table:table-cell table:style-name="Table2.A1" office:value-type="string">
            <text:p text:style-name="P14">מנהל חנו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49244105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ירון אלרמן</text:p>
          </table:table-cell>
          <table:table-cell table:style-name="Table2.A1" office:value-type="string">
            <text:p text:style-name="P14">אחזקה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-5875802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אבי יוקטן</text:p>
          </table:table-cell>
          <table:table-cell table:style-name="Table2.A1" office:value-type="string">
            <text:p text:style-name="P14">קב"ט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4924605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14">גיא קופפר</text:p>
          </table:table-cell>
          <table:table-cell table:style-name="Table2.A1" office:value-type="string">
            <text:p text:style-name="P14">מנהל תפעול</text:p>
          </table:table-cell>
          <table:table-cell table:style-name="Table2.A1" office:value-type="string">
            <text:p text:style-name="P14">09-8928999</text:p>
          </table:table-cell>
          <table:table-cell table:style-name="Table2.A1" office:value-type="string">
            <text:p text:style-name="P14">054-4924605</text:p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5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3">מערך חדרי חשמל וטרנספורמציה על גג המבנה, חדר טעינת מלגזות במחסן קוצת קרקע. חניון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3">מקו</text:span><text:span text:style-name="T3">רה. 2 מטבחים אחד בקומת הקרקע והשני בקומה א'</text:span>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3"><text:s text:c="162"/></text:span><text:span text:style-name="T6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14">סולר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4">2000 ליטר</text:p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חדר גנרטור על הגג</text:p>
          </table:table-cell>
        </table:table-row>
        <table:table-row table:style-name="Table4.1">
          <table:table-cell table:style-name="Table4.A1" office:value-type="string">
            <text:p text:style-name="P14">סולר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4">2000 ליטר</text:p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4">חדר משאבות בחניון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אין שימו שבגפ"מ</text:p>
          </table:table-cell>
        </table:table-row>
        <table:table-row table:style-name="Table5.1">
          <table:table-cell table:style-name="Table5.A1" office:value-type="string">
            <text:p text:style-name="P14">2 עמדות פיקוד כבאים במפלס החניון ו2 עמדות</text:p>
          </table:table-cell>
        </table:table-row>
        <table:table-row table:style-name="Table5.1">
          <table:table-cell table:style-name="Table5.A1" office:value-type="string">
            <text:p text:style-name="P14">במפלס הכניסה ספרינקלרים וגלאים בכל שטחי המבנה.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7:10:00</meta:creation-date>
    <dc:creator>אתי מנצור</dc:creator>
    <dc:date>2013-08-12T07:10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68" meta:word-count="205" meta:character-count="1771"/>
    <meta:generator>OpenOffice/4.0.1$Win32 OpenOffice.org_project/401m5$Build-9714</meta:generator>
  </office:meta>
</office:document-meta>
</file>